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6.19pt"/>
    </style:style>
    <style:style style:name="co5" style:family="table-column">
      <style:table-column-properties fo:break-before="auto" style:column-width="47.2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129.15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126.14pt"/>
    </style:style>
    <style:style style:name="co10" style:family="table-column">
      <style:table-column-properties fo:break-before="auto" style:column-width="120.25pt"/>
    </style:style>
    <style:style style:name="co11" style:family="table-column">
      <style:table-column-properties fo:break-before="auto" style:column-width="38.6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8" style:family="table-cell" style:parent-style-name="Default" style:data-style-name="N125"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;C2;C3</text:p>
          </table:table-cell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100nF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7" office:value-type="string" calcext:value-type="string">
            <text:p>0805, 50V, X7R, 10%</text:p>
          </table:table-cell>
          <table:table-cell table:style-name="ce4" table:formula="of:=[.E2]*[.F2]" office:value-type="float" office:value="0.3" calcext:value-type="float">
            <text:p>$0.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/>
          <table:table-cell office:value-type="string" calcext:value-type="string">
            <text:p>SMP4-RGY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56" calcext:value-type="float">
            <text:p>$1.56</text:p>
          </table:table-cell>
          <table:table-cell office:value-type="string" calcext:value-type="string">
            <text:p>SMP4-RGY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1226-1-ND</text:p>
          </table:table-cell>
          <table:table-cell office:value-type="string" calcext:value-type="string">
            <text:p>4-PLCC</text:p>
          </table:table-cell>
          <table:table-cell table:style-name="ce4" table:formula="of:=[.E3]*[.F3]" office:value-type="float" office:value="1.56" calcext:value-type="float">
            <text:p>$1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/>
          <table:table-cell office:value-type="string" calcext:value-type="string">
            <text:p>APT20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4" table:formula="of:=[.E4]*[.F4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/>
          <table:table-cell office:value-type="string" calcext:value-type="string">
            <text:p>PIC16F1885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[.E5]*[.F5]" office:value-type="float" office:value="0" calcext:value-type="float">
            <text:p>$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3x1 Male Header</text:p>
          </table:table-cell>
          <table:table-cell/>
          <table:table-cell office:value-type="string" calcext:value-type="string">
            <text:p>5Vdc Jumpe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7" calcext:value-type="float">
            <text:p>$0.17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4" table:formula="of:=[.E6]*[.F6]" office:value-type="float" office:value="0.17" calcext:value-type="float">
            <text:p>$0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/>
          <table:table-cell office:value-type="string" calcext:value-type="string">
            <text:p>AquaPicBu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4" table:formula="of:=[.E7]*[.F7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/>
          <table:table-cell office:value-type="string" calcext:value-type="string">
            <text:p>Input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96" calcext:value-type="float">
            <text:p>$1.9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3" office:value-type="string" calcext:value-type="string">
            <text:p>-</text:p>
          </table:table-cell>
          <table:table-cell table:style-name="ce4" table:formula="of:=[.E8]*[.F8]" office:value-type="float" office:value="1.96" calcext:value-type="float">
            <text:p>$1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17" calcext:value-type="float">
            <text:p>$0.17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4" table:formula="of:=[.E9]*[.F9]" office:value-type="float" office:value="0.17" calcext:value-type="float">
            <text:p>$0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/>
          <table:table-cell office:value-type="string" calcext:value-type="string">
            <text:p>ICSP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58" calcext:value-type="float">
            <text:p>$0.58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4" table:formula="of:=[.E10]*[.F10]" office:value-type="float" office:value="0.58" calcext:value-type="float">
            <text:p>$0.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/>
          <table:table-cell office:value-type="string" calcext:value-type="string">
            <text:p>AO3407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6" office:value-type="string" calcext:value-type="string">
            <text:p>SOT-23-3</text:p>
          </table:table-cell>
          <table:table-cell table:style-name="ce4" table:formula="of:=[.E11]*[.F11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;R2;R4;R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300R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RNCP0805FTD301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301RCT-ND</text:p>
          </table:table-cell>
          <table:table-cell table:style-name="ce6" office:value-type="string" calcext:value-type="string">
            <text:p>0805, 1/4W, 1%, Thin Film</text:p>
          </table:table-cell>
          <table:table-cell table:style-name="ce4" table:formula="of:=[.E12]*[.F12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 R6 R7 R9 R11 R1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4K3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4" table:formula="of:=[.E13]*[.F13]" office:value-type="float" office:value="0" calcext:value-type="float">
            <text:p>$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;R10;R12;R14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6" office:value-type="string" calcext:value-type="string">
            <text:p>0805, 1/4W, 1%, Thin Film</text:p>
          </table:table-cell>
          <table:table-cell table:style-name="ce4" table:formula="of:=[.E14]*[.F14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V1;RV2;RV3;RV4</text:p>
          </table:table-cell>
          <table:table-cell office:value-type="string" calcext:value-type="string">
            <text:p>Potentiomenter</text:p>
          </table:table-cell>
          <table:table-cell/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6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6" office:value-type="string" calcext:value-type="string">
            <text:p>J Lead, 12T</text:p>
          </table:table-cell>
          <table:table-cell table:style-name="ce4" table:formula="of:=[.E15]*[.F15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/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4" table:formula="of:=[.E16]*[.F16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/>
          <table:table-cell office:value-type="string" calcext:value-type="string">
            <text:p>MCP34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[.E17]*[.F16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4" table:formula="of:=[.E18]*[.F18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4" table:formula="of:=[.E19]*[.F19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4" table:formula="of:=[.E20]*[.F20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8" table:formula="of:=SUM([.K2:.K20])" office:value-type="float" office:value="21.12" calcext:value-type="float">
            <text:p>$21.12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20:47:21.479495897</dc:date>
    <meta:editing-duration>PT12M32S</meta:editing-duration>
    <meta:editing-cycles>3</meta:editing-cycles>
    <meta:generator>LibreOffice/5.4.2.2.0$Linux_X86_64 LibreOffice_project/40m0$Build-2</meta:generator>
    <meta:document-statistic meta:table-count="1" meta:cell-count="189" meta:object-count="0"/>
  </office:meta>
</office:document-meta>
</file>